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7608954512979" calcext:value-type="float">
            <text:p>95,76</text:p>
          </table:table-cell>
          <table:table-cell table:style-name="ce3" table:formula="of:=([.F2]/12597)*100" office:value-type="float" office:value="4.23910454870207" calcext:value-type="float">
            <text:p>4,24</text:p>
          </table:table-cell>
          <table:table-cell office:value-type="float" office:value="2630" calcext:value-type="float">
            <text:p>2630</text:p>
          </table:table-cell>
          <table:table-cell table:style-name="ce4" table:formula="of:=[.E18]+[.H18]" office:value-type="float" office:value="12063" calcext:value-type="float">
            <text:p>12063</text:p>
          </table:table-cell>
          <table:table-cell table:formula="of:=12597-[.E2]" office:value-type="float" office:value="534" calcext:value-type="float">
            <text:p>534</text:p>
          </table:table-cell>
          <table:table-cell office:value-type="float" office:value="319.809453011" calcext:value-type="float">
            <text:p>319,809453011</text:p>
          </table:table-cell>
          <table:table-cell office:value-type="float" office:value="4.2787091732" calcext:value-type="float">
            <text:p>4,27870917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2696673811225" calcext:value-type="float">
            <text:p>99,27</text:p>
          </table:table-cell>
          <table:table-cell table:style-name="ce3" table:formula="of:=([.F3]/12597)*100" office:value-type="float" office:value="0.730332618877511" calcext:value-type="float">
            <text:p>0,73</text:p>
          </table:table-cell>
          <table:table-cell office:value-type="float" office:value="2625" calcext:value-type="float">
            <text:p>2625</text:p>
          </table:table-cell>
          <table:table-cell table:style-name="ce4" table:formula="of:=[.E19]+[.H19]" office:value-type="float" office:value="12505" calcext:value-type="float">
            <text:p>12505</text:p>
          </table:table-cell>
          <table:table-cell table:formula="of:=12597-[.E3]" office:value-type="float" office:value="92" calcext:value-type="float">
            <text:p>92</text:p>
          </table:table-cell>
          <table:table-cell office:value-type="float" office:value="70.2000129223" calcext:value-type="float">
            <text:p>70,2000129223</text:p>
          </table:table-cell>
          <table:table-cell office:value-type="float" office:value="2.97551488876" calcext:value-type="float">
            <text:p>2,97551488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324601095499" calcext:value-type="float">
            <text:p>96,33</text:p>
          </table:table-cell>
          <table:table-cell table:style-name="ce3" table:formula="of:=([.F4]/12597)*100" office:value-type="float" office:value="3.66753989045011" calcext:value-type="float">
            <text:p>3,67</text:p>
          </table:table-cell>
          <table:table-cell office:value-type="float" office:value="1824" calcext:value-type="float">
            <text:p>1824</text:p>
          </table:table-cell>
          <table:table-cell table:style-name="ce4" table:formula="of:=[.E20]+[.H20]" office:value-type="float" office:value="12135" calcext:value-type="float">
            <text:p>12135</text:p>
          </table:table-cell>
          <table:table-cell table:formula="of:=12597-[.E4]" office:value-type="float" office:value="462" calcext:value-type="float">
            <text:p>462</text:p>
          </table:table-cell>
          <table:table-cell office:value-type="float" office:value="93.3604340553" calcext:value-type="float">
            <text:p>93,3604340553</text:p>
          </table:table-cell>
          <table:table-cell office:value-type="float" office:value="3.46598005295" calcext:value-type="float">
            <text:p>3,46598005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2614908311503" calcext:value-type="float">
            <text:p>98,26</text:p>
          </table:table-cell>
          <table:table-cell table:style-name="ce3" table:formula="of:=([.F5]/12597)*100" office:value-type="float" office:value="1.73850916884973" calcext:value-type="float">
            <text:p>1,74</text:p>
          </table:table-cell>
          <table:table-cell office:value-type="float" office:value="2137" calcext:value-type="float">
            <text:p>2137</text:p>
          </table:table-cell>
          <table:table-cell table:style-name="ce4" table:formula="of:=[.E21]+[.H21]" office:value-type="float" office:value="12378" calcext:value-type="float">
            <text:p>12378</text:p>
          </table:table-cell>
          <table:table-cell table:formula="of:=12597-[.E5]" office:value-type="float" office:value="219" calcext:value-type="float">
            <text:p>219</text:p>
          </table:table-cell>
          <table:table-cell office:value-type="float" office:value="185.42722106" calcext:value-type="float">
            <text:p>185,42722106</text:p>
          </table:table-cell>
          <table:table-cell office:value-type="float" office:value="3.38571500778" calcext:value-type="float">
            <text:p>3,38571500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885051996507" calcext:value-type="float">
            <text:p>98,39</text:p>
          </table:table-cell>
          <table:table-cell table:style-name="ce3" table:formula="of:=([.F6]/12597)*100" office:value-type="float" office:value="1.61149480034929" calcext:value-type="float">
            <text:p>1,61</text:p>
          </table:table-cell>
          <table:table-cell office:value-type="float" office:value="2070" calcext:value-type="float">
            <text:p>2070</text:p>
          </table:table-cell>
          <table:table-cell table:style-name="ce4" table:formula="of:=[.E22]+[.H22]" office:value-type="float" office:value="12394" calcext:value-type="float">
            <text:p>12394</text:p>
          </table:table-cell>
          <table:table-cell table:formula="of:=12597-[.E6]" office:value-type="float" office:value="203" calcext:value-type="float">
            <text:p>203</text:p>
          </table:table-cell>
          <table:table-cell office:value-type="float" office:value="127.430288076" calcext:value-type="float">
            <text:p>127,430288076</text:p>
          </table:table-cell>
          <table:table-cell office:value-type="float" office:value="4.98737287521" calcext:value-type="float">
            <text:p>4,98737287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7866952449" calcext:value-type="float">
            <text:p>97,08</text:p>
          </table:table-cell>
          <table:table-cell table:style-name="ce3" table:formula="of:=([.F7]/12597)*100" office:value-type="float" office:value="2.92133047551004" calcext:value-type="float">
            <text:p>2,92</text:p>
          </table:table-cell>
          <table:table-cell office:value-type="float" office:value="3074" calcext:value-type="float">
            <text:p>3074</text:p>
          </table:table-cell>
          <table:table-cell table:style-name="ce4" table:formula="of:=[.E23]+[.H23]" office:value-type="float" office:value="12229" calcext:value-type="float">
            <text:p>12229</text:p>
          </table:table-cell>
          <table:table-cell table:formula="of:=12597-[.E7]" office:value-type="float" office:value="368" calcext:value-type="float">
            <text:p>368</text:p>
          </table:table-cell>
          <table:table-cell office:value-type="float" office:value="90.8524827957" calcext:value-type="float">
            <text:p>90,8524827957</text:p>
          </table:table-cell>
          <table:table-cell office:value-type="float" office:value="12.0565669537" calcext:value-type="float">
            <text:p>12,05656695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2126696832579" calcext:value-type="float">
            <text:p>93,21</text:p>
          </table:table-cell>
          <table:table-cell table:style-name="ce3" table:formula="of:=([.F8]/12597)*100" office:value-type="float" office:value="6.78733031674208" calcext:value-type="float">
            <text:p>6,79</text:p>
          </table:table-cell>
          <table:table-cell office:value-type="float" office:value="6318" calcext:value-type="float">
            <text:p>6318</text:p>
          </table:table-cell>
          <table:table-cell table:style-name="ce4" table:formula="of:=[.E24]+[.H24]" office:value-type="float" office:value="11742" calcext:value-type="float">
            <text:p>11742</text:p>
          </table:table-cell>
          <table:table-cell table:formula="of:=12597-[.E8]" office:value-type="float" office:value="855" calcext:value-type="float">
            <text:p>855</text:p>
          </table:table-cell>
          <table:table-cell office:value-type="float" office:value="104.853381872" calcext:value-type="float">
            <text:p>104,853381872</text:p>
          </table:table-cell>
          <table:table-cell office:value-type="float" office:value="2.99120783806" calcext:value-type="float">
            <text:p>2,99120783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4520123839009" calcext:value-type="float">
            <text:p>98,45</text:p>
          </table:table-cell>
          <table:table-cell table:style-name="ce3" table:formula="of:=([.F9]/12597)*100" office:value-type="float" office:value="1.54798761609907" calcext:value-type="float">
            <text:p>1,55</text:p>
          </table:table-cell>
          <table:table-cell office:value-type="float" office:value="1826" calcext:value-type="float">
            <text:p>1826</text:p>
          </table:table-cell>
          <table:table-cell table:style-name="ce4" table:formula="of:=[.E25]+[.H25]" office:value-type="float" office:value="12402" calcext:value-type="float">
            <text:p>12402</text:p>
          </table:table-cell>
          <table:table-cell table:formula="of:=12597-[.E9]" office:value-type="float" office:value="195" calcext:value-type="float">
            <text:p>195</text:p>
          </table:table-cell>
          <table:table-cell office:value-type="float" office:value="92.7885110378" calcext:value-type="float">
            <text:p>92,7885110378</text:p>
          </table:table-cell>
          <table:table-cell office:value-type="float" office:value="5.338783741" calcext:value-type="float">
            <text:p>5,33878374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296181630547" calcext:value-type="float">
            <text:p>97,73</text:p>
          </table:table-cell>
          <table:table-cell table:style-name="ce3" table:formula="of:=([.F10]/12597)*100" office:value-type="float" office:value="2.2703818369453" calcext:value-type="float">
            <text:p>2,27</text:p>
          </table:table-cell>
          <table:table-cell office:value-type="float" office:value="3411" calcext:value-type="float">
            <text:p>3411</text:p>
          </table:table-cell>
          <table:table-cell table:style-name="ce4" table:formula="of:=[.E26]+[.H26]" office:value-type="float" office:value="12311" calcext:value-type="float">
            <text:p>12311</text:p>
          </table:table-cell>
          <table:table-cell table:formula="of:=12597-[.E10]" office:value-type="float" office:value="286" calcext:value-type="float">
            <text:p>286</text:p>
          </table:table-cell>
          <table:table-cell office:value-type="float" office:value="95.1181271076" calcext:value-type="float">
            <text:p>95,1181271076</text:p>
          </table:table-cell>
          <table:table-cell office:value-type="float" office:value="19.9597582817" calcext:value-type="float">
            <text:p>19,959758281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104231166151" calcext:value-type="float">
            <text:p>97,11</text:p>
          </table:table-cell>
          <table:table-cell table:style-name="ce3" table:formula="of:=([.F11]/12597)*100" office:value-type="float" office:value="2.88957688338493" calcext:value-type="float">
            <text:p>2,8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7]+[.H27]" office:value-type="float" office:value="12233" calcext:value-type="float">
            <text:p>12233</text:p>
          </table:table-cell>
          <table:table-cell table:formula="of:=12597-[.E11]" office:value-type="float" office:value="364" calcext:value-type="float">
            <text:p>364</text:p>
          </table:table-cell>
          <table:table-cell office:value-type="float" office:value="72.2225000858" calcext:value-type="float">
            <text:p>72,2225000858</text:p>
          </table:table-cell>
          <table:table-cell office:value-type="float" office:value="2.69406890869" calcext:value-type="float">
            <text:p>2,694068908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59641184409" calcext:value-type="float">
            <text:p>97,1596411844</text:p>
          </table:table-cell>
          <table:table-cell table:formula="of:=AVERAGE([.C2:.C11])" office:value-type="float" office:value="2.84035881559101" calcext:value-type="float">
            <text:p>2,8403588156</text:p>
          </table:table-cell>
          <table:table-cell office:value-type="float" office:value="2114" calcext:value-type="float">
            <text:p>2114</text:p>
          </table:table-cell>
          <table:table-cell table:formula="of:=AVERAGE([.E2:.E11])" office:value-type="float" office:value="12239.2" calcext:value-type="float">
            <text:p>12239,2</text:p>
          </table:table-cell>
          <table:table-cell table:formula="of:=AVERAGE([.F2:.F11])" office:value-type="float" office:value="357.8" calcext:value-type="float">
            <text:p>357,8</text:p>
          </table:table-cell>
          <table:table-cell table:formula="of:=SUM([.G2:.G11])/10" office:value-type="float" office:value="125.20624120235" calcext:value-type="float">
            <text:p>125,2062412024</text:p>
          </table:table-cell>
          <table:table-cell table:formula="of:=SUM([.H2:.H11])/10" office:value-type="float" office:value="6.213367772105" calcext:value-type="float">
            <text:p>6,213367772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167817734381202" calcext:value-type="float">
            <text:p>0,16781773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15.6" calcext:value-type="float">
            <text:p>5715,6</text:p>
          </table:table-cell>
          <table:table-cell table:formula="of:=AVERAGE([.G18:.G27])" office:value-type="float" office:value="148.3" calcext:value-type="float">
            <text:p>148,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351" calcext:value-type="float">
            <text:p>351</text:p>
          </table:table-cell>
          <table:table-cell office:value-type="float" office:value="183" calcext:value-type="float">
            <text:p>183</text:p>
          </table:table-cell>
          <table:table-cell table:formula="of:=12597-SUM([.E18:.G18])" office:value-type="float" office:value="6386" calcext:value-type="float">
            <text:p>63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9.5" calcext:value-type="float">
            <text:p>209,5</text:p>
          </table:table-cell>
          <table:table-cell table:formula="of:=AVERAGE([.H18:.H27])" office:value-type="float" office:value="6523.6" calcext:value-type="float">
            <text:p>6523,6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formula="of:=12597-SUM([.E19:.G19])" office:value-type="float" office:value="6661" calcext:value-type="float">
            <text:p>666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9" calcext:value-type="float">
            <text:p>5709</text:p>
          </table:table-cell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table:formula="of:=12597-SUM([.E20:.G20])" office:value-type="float" office:value="6426" calcext:value-type="float">
            <text:p>64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15.6" calcext:value-type="float">
            <text:p>5715,6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table:formula="of:=12597-SUM([.E21:.G21])" office:value-type="float" office:value="6741" calcext:value-type="float">
            <text:p>674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9.5" calcext:value-type="float">
            <text:p>209,5</text:p>
          </table:table-cell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table:formula="of:=12597-SUM([.E22:.G22])" office:value-type="float" office:value="6714" calcext:value-type="float">
            <text:p>67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8.3" calcext:value-type="float">
            <text:p>148,3</text:p>
          </table:table-cell>
          <table:table-cell table:number-columns-repeated="2"/>
          <table:table-cell office:value-type="float" office:value="5845" calcext:value-type="float">
            <text:p>5845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384" calcext:value-type="float">
            <text:p>63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23.6" calcext:value-type="float">
            <text:p>6523,6</text:p>
          </table:table-cell>
          <table:table-cell table:number-columns-repeated="2"/>
          <table:table-cell office:value-type="float" office:value="5363" calcext:value-type="float">
            <text:p>5363</text:p>
          </table:table-cell>
          <table:table-cell office:value-type="float" office:value="334" calcext:value-type="float">
            <text:p>334</text:p>
          </table:table-cell>
          <table:table-cell office:value-type="float" office:value="521" calcext:value-type="float">
            <text:p>521</text:p>
          </table:table-cell>
          <table:table-cell table:formula="of:=12597-SUM([.E24:.G24])" office:value-type="float" office:value="6379" calcext:value-type="float">
            <text:p>63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formula="of:=12597-SUM([.E25:.G25])" office:value-type="float" office:value="6657" calcext:value-type="float">
            <text:p>665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3" calcext:value-type="float">
            <text:p>5903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2597-SUM([.E26:.G26])" office:value-type="float" office:value="6408" calcext:value-type="float">
            <text:p>64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3" calcext:value-type="float">
            <text:p>5753</text:p>
          </table:table-cell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table:formula="of:=12597-SUM([.E27:.G27])" office:value-type="float" office:value="6480" calcext:value-type="float">
            <text:p>64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59641184409" calcext:value-type="float">
            <text:p>0,9715964118</text:p>
          </table:table-cell>
          <table:table-cell table:number-columns-repeated="2"/>
          <table:table-cell table:formula="of:=SUM([.E18:.E27])/10" office:value-type="float" office:value="5715.6" calcext:value-type="float">
            <text:p>5715,6</text:p>
          </table:table-cell>
          <table:table-cell table:formula="of:=SUM([.F18:.F27])/10" office:value-type="float" office:value="209.5" calcext:value-type="float">
            <text:p>209,5</text:p>
          </table:table-cell>
          <table:table-cell table:formula="of:=SUM([.G18:.G27])/10" office:value-type="float" office:value="148.3" calcext:value-type="float">
            <text:p>148,3</text:p>
          </table:table-cell>
          <table:table-cell table:formula="of:=SUM([.H18:.H27])/10" office:value-type="float" office:value="6523.6" calcext:value-type="float">
            <text:p>652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4035881559101" calcext:value-type="float">
            <text:p>0,0284035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4709664216648" calcext:value-type="float">
            <text:p>0,9747096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8885060373379" calcext:value-type="float">
            <text:p>0,968885060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36:28.0380052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9S</meta:editing-duration>
    <meta:editing-cycles>10</meta:editing-cycles>
    <meta:generator>LibreOffice/5.1.6.2$Linux_X86_64 LibreOffice_project/10m0$Build-2</meta:generator>
    <dc:date>2018-01-21T19:38:13.898405317</dc:date>
    <meta:document-statistic meta:table-count="1" meta:cell-count="177" meta:object-count="0"/>
  </office:meta>
</office:document-meta>
</file>